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officeooo:paragraph-rsid="0007b7f1"/>
    </style:style>
    <style:style style:name="P2" style:family="paragraph" style:parent-style-name="Plain_20_Text">
      <style:text-properties style:font-name="Calibri" fo:font-size="12pt" officeooo:paragraph-rsid="0007b7f1" style:font-size-asian="12pt" style:font-name-complex="Calibri1" style:font-size-complex="12pt"/>
    </style:style>
    <style:style style:name="P3" style:family="paragraph" style:parent-style-name="Plain_20_Text">
      <style:text-properties style:font-name="Calibri" officeooo:paragraph-rsid="0007b7f1" style:font-name-complex="Calibri1"/>
    </style:style>
    <style:style style:name="P4" style:family="paragraph" style:parent-style-name="Plain_20_Text">
      <style:text-properties style:font-name="Calibri" officeooo:rsid="0007b7f1" officeooo:paragraph-rsid="0007b7f1" style:font-name-complex="Calibri1"/>
    </style:style>
    <style:style style:name="P5" style:family="paragraph" style:parent-style-name="Plain_20_Text">
      <style:text-properties officeooo:paragraph-rsid="0007b7f1"/>
    </style:style>
    <style:style style:name="P6" style:family="paragraph" style:parent-style-name="Plain_20_Text">
      <style:text-properties officeooo:rsid="0007b7f1" officeooo:paragraph-rsid="0007b7f1"/>
    </style:style>
    <style:style style:name="P7" style:family="paragraph" style:parent-style-name="Plain_20_Text">
      <style:paragraph-properties fo:margin-left="0.5in" fo:margin-right="0in" fo:text-indent="0in" style:auto-text-indent="false"/>
      <style:text-properties officeooo:paragraph-rsid="0007b7f1"/>
    </style:style>
    <style:style style:name="P8" style:family="paragraph" style:parent-style-name="Plain_20_Text">
      <style:paragraph-properties fo:break-before="page"/>
      <style:text-properties officeooo:paragraph-rsid="0007b7f1"/>
    </style:style>
    <style:style style:name="T1" style:family="text">
      <style:text-properties style:font-name="Calibri" fo:font-size="14pt" fo:font-weight="bold" style:font-size-asian="14pt" style:font-weight-asian="bold" style:font-name-complex="Calibri1" style:font-size-complex="14pt"/>
    </style:style>
    <style:style style:name="T2" style:family="text">
      <style:text-properties style:font-name="Calibri" fo:font-size="12pt" style:font-size-asian="12pt" style:font-name-complex="Calibri1" style:font-size-complex="12pt"/>
    </style:style>
    <style:style style:name="T3" style:family="text">
      <style:text-properties style:font-name="Calibri" fo:font-size="12pt" officeooo:rsid="0004f115" style:font-size-asian="12pt" style:font-name-complex="Calibri1" style:font-size-complex="12pt"/>
    </style:style>
    <style:style style:name="T4" style:family="text">
      <style:text-properties style:font-name="Calibri" fo:font-size="12pt" officeooo:rsid="0007b7f1" style:font-size-asian="12pt" style:font-name-complex="Calibri1" style:font-size-complex="12pt"/>
    </style:style>
    <style:style style:name="T5" style:family="text">
      <style:text-properties style:font-name="Calibri" fo:font-size="12pt" fo:font-weight="bold" style:font-size-asian="12pt" style:font-weight-asian="bold" style:font-name-complex="Calibri1" style:font-size-complex="12pt"/>
    </style:style>
    <style:style style:name="T6" style:family="text">
      <style:text-properties style:font-name="Calibri" fo:font-weight="bold" style:font-weight-asian="bold" style:font-name-complex="Calibri1"/>
    </style:style>
    <style:style style:name="T7" style:family="text">
      <style:text-properties style:font-name="Calibri" style:font-name-complex="Calibri1"/>
    </style:style>
    <style:style style:name="T8" style:family="text">
      <style:text-properties style:font-name="Calibri" officeooo:rsid="0004f115" style:font-name-complex="Calibri1"/>
    </style:style>
    <style:style style:name="T9" style:family="text">
      <style:text-properties style:font-name="Calibri" officeooo:rsid="0007b7f1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feree Report</text:span></text:p>
      <text:p text:style-name="P2"/>
      <text:p text:style-name="P5"><text:span text:style-name="T2">Paper Number: <text:tab/><text:tab/></text:span></text:p>
      <text:p text:style-name="P5"><text:span text:style-name="T2">Reviewer’s Name: </text:span><text:span text:style-name="T3">Jesse Bannon</text:span></text:p>
      <text:p text:style-name="P5"><text:span text:style-name="T2">Name of Paper: </text:span><text:span text:style-name="T4">X: A Comprehensive Analytic Model for Parallel Machines</text:span></text:p>
      <text:p text:style-name="P5"><text:span text:style-name="T2">Author(s): </text:span><text:span text:style-name="T4">Ang Li, Shuaiwen Leon Song, Akash Kumar, Daniel Chavarria-</text:span></text:p>
      <text:p text:style-name="P6"><text:span text:style-name="T4">Miranda, Henk Corporaal</text:span></text:p>
      <text:p text:style-name="P2"/>
      <text:p text:style-name="P5"><text:span text:style-name="T5">Section I. Overview</text:span></text:p>
      <text:p text:style-name="P5"><text:span text:style-name="T6">A. Reader Interest</text:span></text:p>
      <text:p text:style-name="P3"/>
      <text:p text:style-name="P5"><text:span text:style-name="T7">1. Which category describes this manuscript?</text:span></text:p>
      <text:p text:style-name="P3"/>
      <text:p text:style-name="P7"><text:span text:style-name="T7">( ) Practice / Application / Case Study / Experience Report</text:span></text:p>
      <text:p text:style-name="P7"><text:span text:style-name="T7">(</text:span><text:span text:style-name="T9">x</text:span><text:span text:style-name="T7">) Research / Technology</text:span></text:p>
      <text:p text:style-name="P7"><text:span text:style-name="T7">( ) Survey / Tutorial / How-To</text:span></text:p>
      <text:p text:style-name="P3"/>
      <text:p text:style-name="P5"><text:span text:style-name="T7">2. How relevant is this manuscript to the readers of this periodical? Please explain your rating under IIIA.</text:span></text:p>
      <text:p text:style-name="P3"/>
      <text:p text:style-name="P7"><text:span text:style-name="T7">( ) Very Relevant</text:span></text:p>
      <text:p text:style-name="P7"><text:span text:style-name="T7">(</text:span><text:span text:style-name="T8">x</text:span><text:span text:style-name="T7">) Relevant</text:span></text:p>
      <text:p text:style-name="P7"><text:span text:style-name="T7">( ) Interesting - but not very relevant</text:span></text:p>
      <text:p text:style-name="P7"><text:span text:style-name="T7">( ) Irrelevant</text:span></text:p>
      <text:p text:style-name="P3"/>
      <text:p text:style-name="P5"><text:span text:style-name="T6">B. Content</text:span></text:p>
      <text:p text:style-name="P3"/>
      <text:p text:style-name="P5"><text:span text:style-name="T7">1. Please explain how this manuscript advances this field of research and / or contributes something new to the literature. Please explain your answer under IIIA. Public Comments.</text:span></text:p>
      <text:p text:style-name="P3"/>
      <text:p text:style-name="P5"><text:span text:style-name="T7">2. Is the manuscript technically sound? Please explain your answer under IIIA. Public Comments. </text:span></text:p>
      <text:p text:style-name="P3"/>
      <text:p text:style-name="P7"><text:span text:style-name="T7">(</text:span><text:span text:style-name="T9"> </text:span><text:span text:style-name="T7">) Yes</text:span></text:p>
      <text:p text:style-name="P7"><text:span text:style-name="T7">(</text:span><text:span text:style-name="T9">x</text:span><text:span text:style-name="T7">) Appears to be - but didn't check completely</text:span></text:p>
      <text:p text:style-name="P7"><text:span text:style-name="T7">( ) Partially</text:span></text:p>
      <text:p text:style-name="P7"><text:span text:style-name="T7">( ) No</text:span></text:p>
      <text:p text:style-name="P3"/>
      <text:p text:style-name="P5"><text:span text:style-name="T6">C. Presentation</text:span></text:p>
      <text:p text:style-name="P3"/>
      <text:p text:style-name="P5"><text:span text:style-name="T7">1. Are the title, abstract, and keywords appropriate? Please explain your answer under IIIA. Public Comments.</text:span></text:p>
      <text:p text:style-name="P3"/>
      <text:p text:style-name="P7"><text:span text:style-name="T7">(</text:span><text:span text:style-name="T9">x</text:span><text:span text:style-name="T7">) Yes</text:span></text:p>
      <text:p text:style-name="P7"><text:span text:style-name="T7">( ) No</text:span></text:p>
      <text:p text:style-name="P3"/>
      <text:p text:style-name="P5"><text:span text:style-name="T7">2. Does the manuscript contain sufficient and appropriate references? Please explain your answer under IIIA.</text:span></text:p>
      <text:p text:style-name="P3"/>
      <text:p text:style-name="P7"><text:span text:style-name="T7">(</text:span><text:span text:style-name="T9">x</text:span><text:span text:style-name="T7">) References are sufficient and appropriate </text:span></text:p>
      <text:p text:style-name="P7"><text:span text:style-name="T7">( ) Important references are missing; more references are needed</text:span></text:p>
      <text:p text:style-name="P7"><text:span text:style-name="T7">( ) Number of references are excessive</text:span></text:p>
      <text:p text:style-name="P3"/>
      <text:p text:style-name="P5"><text:span text:style-name="T7">3. Does the introduction state the objectives of the manuscript in terms that encourage the reader to read on? Please explain your answer under IIIA. Public Comments.</text:span></text:p>
      <text:p text:style-name="P3"/>
      <text:p text:style-name="P7"><text:span text:style-name="T7">( ) Yes</text:span></text:p>
      <text:p text:style-name="P7"><text:soft-page-break/><text:span text:style-name="T7">(</text:span><text:span text:style-name="T9">x</text:span><text:span text:style-name="T7">) Could be improved</text:span></text:p>
      <text:p text:style-name="P7"><text:span text:style-name="T7">( ) No</text:span></text:p>
      <text:p text:style-name="P3"/>
      <text:p text:style-name="P5"><text:span text:style-name="T7">4. How would you rate the organization of the manuscript? Is it focused? Is the length appropriate for the topic? Please explain your answer under IIIA. Public Comments.</text:span></text:p>
      <text:p text:style-name="P3"/>
      <text:p text:style-name="P7"><text:span text:style-name="T7">(</text:span><text:span text:style-name="T9">x</text:span><text:span text:style-name="T7">) Satisfactory</text:span></text:p>
      <text:p text:style-name="P7"><text:span text:style-name="T7">( ) Could be improved</text:span></text:p>
      <text:p text:style-name="P7"><text:span text:style-name="T7">( ) Poor</text:span></text:p>
      <text:p text:style-name="P3"/>
      <text:p text:style-name="P5"><text:span text:style-name="T7">5. Please rate and comment on the readability of this manuscript. Please explain your answer under IIIA.</text:span></text:p>
      <text:p text:style-name="P3"/>
      <text:p text:style-name="P7"><text:span text:style-name="T7">(</text:span><text:span text:style-name="T9">x</text:span><text:span text:style-name="T7">) Easy to read</text:span></text:p>
      <text:p text:style-name="P7"><text:span text:style-name="T7">( ) Readable - but requires some effort to understand</text:span></text:p>
      <text:p text:style-name="P7"><text:span text:style-name="T7">( ) Difficult to read and understand</text:span></text:p>
      <text:p text:style-name="P7"><text:span text:style-name="T7">( ) Unreadable</text:span></text:p>
      <text:p text:style-name="P3"/>
      <text:p text:style-name="P5"><text:span text:style-name="T5">Section II. Summary and Recommendation</text:span></text:p>
      <text:p text:style-name="P3"/>
      <text:p text:style-name="P5"><text:span text:style-name="T6">A. Evaluation</text:span></text:p>
      <text:p text:style-name="P3"/>
      <text:p text:style-name="P5"><text:span text:style-name="T7">Please rate the manuscript. Please explain your answer under IIIA. Public Comments.</text:span></text:p>
      <text:p text:style-name="P3"/>
      <text:p text:style-name="P7"><text:span text:style-name="T7">( ) Award Quality</text:span></text:p>
      <text:p text:style-name="P7"><text:span text:style-name="T7">( ) Excellent</text:span></text:p>
      <text:p text:style-name="P7"><text:span text:style-name="T7">(</text:span><text:span text:style-name="T9">x</text:span><text:span text:style-name="T7">) Good</text:span></text:p>
      <text:p text:style-name="P7"><text:span text:style-name="T7">( ) Fair</text:span></text:p>
      <text:p text:style-name="P7"><text:span text:style-name="T7">( ) Poor</text:span></text:p>
      <text:p text:style-name="P3"/>
      <text:p text:style-name="P5"><text:span text:style-name="T6">B. Recommendation </text:span></text:p>
      <text:p text:style-name="P3"/>
      <text:p text:style-name="P5"><text:span text:style-name="T7">Please make your recommendation. <text:s/>Please explain your answer under IIIA. Public Comments.</text:span></text:p>
      <text:p text:style-name="P3"/>
      <text:p text:style-name="P7"><text:span text:style-name="T7">( ) Accept with no changes</text:span></text:p>
      <text:p text:style-name="P7"><text:span text:style-name="T7">(</text:span><text:span text:style-name="T9">x</text:span><text:span text:style-name="T7">) Author should prepare a minor revision</text:span></text:p>
      <text:p text:style-name="P7"><text:span text:style-name="T7">( ) Author should prepare a major revision for a second review</text:span></text:p>
      <text:p text:style-name="P7"><text:span text:style-name="T7">( ) Reject</text:span></text:p>
      <text:p text:style-name="P3"/>
      <text:p text:style-name="P5"><text:span text:style-name="T5">Section III. Detailed Comments</text:span></text:p>
      <text:p text:style-name="P3"/>
      <text:p text:style-name="P5"><text:span text:style-name="T6">A. Public Comments (these will be made available to the author) </text:span></text:p>
      <text:p text:style-name="P3"/>
      <text:p text:style-name="P5"><text:span text:style-name="T6">Explanation for the Recommendation</text:span></text:p>
      <text:p text:style-name="P5"><text:span text:style-name="T6">-------------------------------------------------</text:span></text:p>
      <text:p text:style-name="P3"/>
      <text:p text:style-name="P6">The paper is well organized and rich in content. There are three items missing</text:p>
      <text:p text:style-name="P6">from making this a complete paper.</text:p>
      <text:p text:style-name="P6"/>
      <text:p text:style-name="P6">The first is the describing the importance of cache in the X-Model. The abstract</text:p>
      <text:p text:style-name="P6">does not mention cache, and the introduction barely touches on it. Yet there</text:p>
      <text:p text:style-name="P6">are two subsections in Section III devoted to cache effects. Cache should be</text:p>
      <text:p text:style-name="P6">just as relevant as the types of parallelisms in both the abstract and</text:p>
      <text:p text:style-name="P6">introduction.</text:p>
      <text:p text:style-name="P6"/>
      <text:p text:style-name="P6">What lacks is reproducibility instructions to replicate the findings shown in</text:p>
      <text:p text:style-name="P6">Figure 11. In Section V, it is unclear how some of the parameters, notably E,</text:p>
      <text:p text:style-name="P6">are derived. More information could be presented on how exactly assembly</text:p>
      <text:p text:style-name="P6"><text:soft-page-break/>code is parsed to determine this value. The parameter Z is more well defined,</text:p>
      <text:p text:style-name="P6">but for the sake of results, it would be helpful to display these values for each</text:p>
      <text:p text:style-name="P6">of the applications.</text:p>
      <text:p text:style-name="P6"/>
      <text:p text:style-name="P6">Another value that is unclear is how the prediction accuracy was obtained in</text:p>
      <text:p text:style-name="P6">Section V. The graphs show the star being close to the intersection of nearly</text:p>
      <text:p text:style-name="P4">every graph, but this exact value’s derivation is unclea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6">Summary of the Paper and Assessment</text:span></text:p>
      <text:p text:style-name="P5"><text:span text:style-name="T6">---------------------------------------------------</text:span></text:p>
      <text:p text:style-name="P3"/>
      <text:p text:style-name="P5"/>
      <text:p text:style-name="P6">This paper present a new metric for single-node parallel systems. While it doesn’t say explicitly, the metric is for data-parallel tasks. The introduction and abstract state what is missing from standard procedures when measuring these kinds of problem’s performance, and how X-Model takes into account these missing considerations.</text:p>
      <text:p text:style-name="Plain_20_Text"/>
      <text:p text:style-name="P6">Section II immediately informs the reader that the work presented</text:p>
      <text:p text:style-name="P6">in this paper is a continuation their previous Transit Model, and</text:p>
      <text:p text:style-name="P6">describes the differences between the two in detail. This is a</text:p>
      <text:p text:style-name="P6">great introductory section describing some of the elementary</text:p>
      <text:p text:style-name="P6">factors before diving into the innards of the X-Model. The table</text:p>
      <text:p text:style-name="P6">defining all of the parameters was especially useful for later</text:p>
      <text:p text:style-name="P6">sections when describing equations and properties of the plots.</text:p>
      <text:p text:style-name="P6"/>
      <text:p text:style-name="P6">Section III ties back into the introduction of missing properties</text:p>
      <text:p text:style-name="P6">when measuring performance, by describing in depth how the new</text:p>
      <text:p text:style-name="P6">parameters introduced address these problems, and how they</text:p>
      <text:p text:style-name="P6">directly relate to the overall performance of a program. These</text:p>
      <text:p text:style-name="P6">properties include Memory-Level-Parallelism (MLP), Instruction-</text:p>
      <text:p text:style-name="P6">Level-Parallelism (ILP), Thread-Level-Parallelism (TLP), Data-</text:p>
      <text:p text:style-name="P6">Level-Parallelism (DLP), and the effects of cache. The parameter</text:p>
      <text:p text:style-name="P6">table in Section II makes this section very easy to read.</text:p>
      <text:p text:style-name="P6">Section III devotes two entire subsections to cache effects. The</text:p>
      <text:p text:style-name="P6">relevance of cache in this paper is not made clear in the abstract</text:p>
      <text:p text:style-name="P6">or the introduction, yet is described as one of the key driving</text:p>
      <text:p text:style-name="P6">factors in the X-Model.</text:p>
      <text:p text:style-name="P6"/>
      <text:p text:style-name="P6">Sections IV and VI reiterate the selling point of how the X-Model</text:p>
      <text:p text:style-name="P6">requires very few parameters when conducting performance analysis,</text:p>
      <text:p text:style-name="P6">and how to select these parameters using their validation results</text:p>
      <text:p text:style-name="P6">as an example. Some parameters, notably E and Z, and vague in</text:p>
      <text:p text:style-name="P6">their descriptions on how to obtain them exactly.</text:p>
      <text:p text:style-name="P6"/>
      <text:p text:style-name="P6">Section V shows their metric and practices described in Section IV</text:p>
      <text:p text:style-name="P6">on real-world programs, and how closely their model relates to</text:p>
      <text:p text:style-name="P6">run-time metrics taken by the CUDA profiler. Their claim is 84.1%</text:p>
      <text:p text:style-name="P6">prediction accuracy, but how that number was obtained is not</text:p>
      <text:p text:style-name="P6">clear.</text:p>
      <text:p text:style-name="P6"/>
      <text:p text:style-name="P6">Section VI compares the X-Model to three different performance</text:p>
      <text:p text:style-name="P6">models. Each model measures a subset of what the X-Model measures,</text:p>
      <text:p text:style-name="P6">which can be viewed as either an unfair comparison or the X-Model</text:p>
      <text:p text:style-name="P6">is so rich in features, that nothing else compares to it. I do not</text:p>
      <text:p text:style-name="P6">know enough on the subject to determine this. Regardless, the</text:p>
      <text:p text:style-name="P6">comparison aides the X-Model’s features when measuring parallel</text:p>
      <text:p text:style-name="P6">syst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officeooo:rsid="0007b7f1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16:15:15.658147272</meta:creation-date>
    <dc:date>2017-07-23T16:23:51.813610708</dc:date>
    <meta:editing-duration>PT3M49S</meta:editing-duration>
    <meta:editing-cycles>1</meta:editing-cycles>
    <meta:document-statistic meta:table-count="0" meta:image-count="0" meta:object-count="0" meta:page-count="4" meta:paragraph-count="118" meta:word-count="1006" meta:character-count="6172" meta:non-whitespace-character-count="5276"/>
    <meta:generator>LibreOffice/5.1.6.2$Linux_X86_64 LibreOffice_project/10m0$Build-2</meta:generator>
  </office:meta>
</office:document-meta>
</file>